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fo:letter-spacing="normal"/>
    </style:style>
    <style:style style:name="T1" style:family="text">
      <style:text-properties officeooo:rsid="00095f85"/>
    </style:style>
    <style:style style:name="T2" style:family="text">
      <style:text-properties style:font-name="arial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</text:span>pp-tech technologies is pleased to submit a proposal for the event app development .</text:p>
      <text:p text:style-name="P2">App-tech technologies is located in Nairobi along Ngong road  and we build apps across all platforms. We specialize in creating real-time applications and we serve clients globally. All apps we build are effective, affordable and attractive  based on current trends in technology.</text:p>
      <text:p text:style-name="P2"/>
      <text:p text:style-name="P3"><text:span text:style-name="T2">We've worked with Safaricom company to build M_ledger and  M-pesa apps also Worked with Serena Hotel to build hotel booking app.</text:span></text:p>
      <text:p text:style-name="P2">To enhance customer experiences we suggest that the app will entail Contact us interface where communicate official messages.</text:p>
      <text:p text:style-name="P2"/>
      <text:p text:style-name="P1"><text:span text:style-name="T1">W</text:span>e are looking forward to working with yo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22:49:28.011031705</meta:creation-date>
    <dc:date>2016-05-28T23:03:13.886636827</dc:date>
    <meta:editing-duration>PT2M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103" meta:character-count="661" meta:non-whitespace-character-count="560"/>
  </office:meta>
</office:document-meta>
</file>